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mfortaa" fo:font-weight="bold" style:font-name-asian="Comfortaa1" style:font-weight-asian="bold" style:font-name-complex="Comfortaa1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Comfortaa" style:font-name-asian="Comfortaa1" style:font-name-complex="Comfortaa1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Comfortaa" fo:font-size="12pt" fo:font-weight="bold" style:font-name-asian="Comfortaa1" style:font-size-asian="12pt" style:font-weight-asian="bold" style:font-name-complex="Comfortaa1" style:font-size-complex="12pt"/>
    </style:style>
    <style:style style:name="T2" style:family="text">
      <style:text-properties style:font-name="Comfortaa" fo:font-size="12pt" style:font-name-asian="Comfortaa1" style:font-size-asian="12pt" style:font-name-complex="Comfortaa1" style:font-size-complex="12pt"/>
    </style:style>
    <style:style style:name="T3" style:family="text">
      <style:text-properties style:font-name="Comfortaa" style:font-name-asian="Comfortaa1" style:font-name-complex="Comfortaa1"/>
    </style:style>
    <style:style style:name="T4" style:family="text">
      <style:text-properties style:font-name="Comfortaa" fo:font-weight="bold" style:font-name-asian="Comfortaa1" style:font-weight-asian="bold" style:font-name-complex="Comfort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ANUAL DE USUARIO</text:span></text:p>
      <text:p text:style-name="P1"><text:span text:style-name="T2"><text:tab/></text:span><text:span text:style-name="T3">El sistema de Base de datos es muy sencillo y autoexplicativo.</text:span></text:p>
      <text:p text:style-name="P1"><text:span text:style-name="T4">SELECT:</text:span></text:p>
      <text:p text:style-name="P1"><text:span text:style-name="T4"><text:tab/></text:span><text:span text:style-name="T3">para realizar un select consta solo de escribir un comando que se basa en: <text:s/></text:span><text:span text:style-name="T4">SELECT “id columnas o * ” FROM “idTabla” “Condición Where” ;</text:span></text:p>
      <text:p text:style-name="P2"/>
      <text:p text:style-name="P1"><text:span text:style-name="T4">Condición Where:</text:span></text:p>
      <text:p text:style-name="P1"><text:span text:style-name="T4"><text:tab/></text:span><text:span text:style-name="T3">La forma de realizar una condición, es con la siguiente estructura: </text:span><text:span text:style-name="T4">WHERE “id columna” = “Cadena, entero, decimal o carácter”</text:span></text:p>
      <text:p text:style-name="P2"/>
      <text:p text:style-name="P1"><text:span text:style-name="T4">INSERT:</text:span></text:p>
      <text:p text:style-name="P1"><text:span text:style-name="T3"><text:tab/>Al Insertar un elemento, se debe agregar a qué tabla se desea ingresar y así hacer todo el procedimiento para realizar, La forma para realizar un Insert es de la siguiente manera: </text:span><text:span text:style-name="T4">INSERT INTO “idTabla” “Valores de id” VALUES “Valores a ingresar String, Entero …”</text:span></text:p>
      <text:p text:style-name="P2"/>
      <text:p text:style-name="P1"><text:span text:style-name="T4">CREATE:</text:span></text:p>
      <text:p text:style-name="P1"><text:span text:style-name="T4"><text:tab/></text:span><text:span text:style-name="T3">Al crear una tabl se debe escribir el siguiente comando:</text:span></text:p>
      <text:p text:style-name="P3"><text:span text:style-name="T4">CREATE TABLE “Id” ( “Id Valor” “Tipo Valor” )</text:span><text:span text:style-name="T3"> tomando en cuenta que puede tener varios valores en la tabla.</text:span></text:p>
      <text:p text:style-name="P4"/>
      <text:p text:style-name="P5"><text:span text:style-name="T4">REPORTES:</text:span></text:p>
      <text:p text:style-name="P5"><text:span text:style-name="T4"><text:tab/></text:span><text:span text:style-name="T3">En el reporte de tablas se generan a partir del insert, si el insert tiene una condición entonces devolverá solo un dato, y toda su dupla; en cambio si no se pone la condición, se mostrará la imagen de como está dispuesto ese índice con su tabla hash y sus árboles correspondiente.</text:span></text:p>
      <text:p text:style-name="P5"><text:span text:style-name="T3"><text:tab/>De último también se puede ver los índices de una tabla, al colocar número cuatro y su 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210" meta:character-count="1189" meta:non-whitespace-character-count="985"/>
    <meta:generator>LibreOfficeDev/6.0.5.2$Linux_X86_64 LibreOffice_project/</meta:generator>
  </office:meta>
</office:document-meta>
</file>